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Vamos</text:span><text:span text:style-name="T1"> </text:span><text:span text:style-name="T2">dando início ao curso Orientação a Objetos com Java.</text:span><text:span text:style-name="T1"> </text:span><text:span text:style-name="T2">Eu sou o Clovis Fernandes e hoje iremos falar sobre lógica das responsabilidades,</text:span><text:span text:style-name="T1"> </text:span><text:span text:style-name="T2">vamos tentar definir a lógica das responsabilidades na aula de hoje.</text:span><text:span text:style-name="T1"> </text:span><text:span text:style-name="T2">Anteriormente definimos responsabilidade,</text:span><text:span text:style-name="T1"> </text:span><text:span text:style-name="T2">conceito muito importante que vai ser usado ao longo do curso e iremos hoje</text:span><text:span text:style-name="T1"> </text:span><text:span text:style-name="T2">falar como desenvolver a lógica das responsabilidades.</text:span><text:span text:style-name="T1"> </text:span><text:span text:style-name="T2">Queremos definir e identificar a lógica das responsabilidades de uma dada classe.</text:span><text:span text:style-name="T1"> </text:span><text:span text:style-name="T2">Suponha, por exemplo, a classe Conta Corrente.</text:span><text:span text:style-name="T1"> </text:span><text:span text:style-name="T2">Quais que são as responsabilidades da classe Conta Corrente?</text:span><text:span text:style-name="T1"> </text:span><text:span text:style-name="T2">Se olharmos apenas para as responsabilidades do tipo Sabe,</text:span><text:span text:style-name="T1"> </text:span><text:span text:style-name="T2">eu posso saber o número da conta, posso saber o valor do saldo da conta,</text:span><text:span text:style-name="T1"> </text:span><text:span text:style-name="T2">então são duas responsabilidades por exemplo.</text:span><text:span text:style-name="T1"> </text:span><text:span text:style-name="T2">Com relação às responsabilidades do tipo Faz,</text:span><text:span text:style-name="T1"> </text:span><text:span text:style-name="T2">eu vou apresentar 3 exemplos de responsabilidades.</text:span><text:span text:style-name="T1"> </text:span><text:span text:style-name="T2">A primeira é Credita o valor do saldo, a segunda é Debita</text:span><text:span text:style-name="T1"> </text:span><text:span text:style-name="T2">valor do saldo e a terceira é possível retirar determinado valor.</text:span><text:span text:style-name="T1"> </text:span><text:span text:style-name="T2">Como são responsabilidades elas vão dar origem a métodos, elas são equivalentes</text:span><text:span text:style-name="T1"> </text:span><text:span text:style-name="T2">a métodos, responsabilidades do tipo Faz, podem dar origem a 1 ou mais métodos.</text:span><text:span text:style-name="T1"> </text:span><text:span text:style-name="T2">Quando eu estou olhando as responsabilidades como métodos eu preciso</text:span><text:span text:style-name="T1"> </text:span><text:span text:style-name="T2">saber que ações que elas realizam, ou seja, no fundo eu preciso definir o</text:span><text:span text:style-name="T1"> </text:span><text:span text:style-name="T2">algoritmo que está por trás dessa responsabilidade, desse futuro método.</text:span><text:span text:style-name="T1"> </text:span><text:span text:style-name="T2">Uma maneira de definir isso é ver as ações que podem ser feitas.</text:span><text:span text:style-name="T1"> </text:span><text:span text:style-name="T2">Por isso a definição do nome da responsabilidade é importante.</text:span><text:span text:style-name="T1"> </text:span><text:span text:style-name="T2">Você faz uma definição muito boa do nome da responsabilidade é meio caminho para</text:span><text:span text:style-name="T1"> </text:span><text:span text:style-name="T2">definir a lógica da responsabilidade.</text:span><text:span text:style-name="T1"> </text:span><text:span text:style-name="T2">Por exemplo, qual é a lógica da responsabilidade Sabe o número da conta?</text:span><text:span text:style-name="T1"> </text:span><text:span text:style-name="T2">Responsabilidade do tipo Sabe elas sempre correspondem diretamente a alguma variável</text:span><text:span text:style-name="T1"> </text:span><text:span text:style-name="T2">de instância, alguma estrutura de dado, algum atributo então, neste caso,</text:span><text:span text:style-name="T1"> </text:span><text:span text:style-name="T2">vai estar associado ao atributo número da conta.</text:span><text:span text:style-name="T1"> </text:span><text:span text:style-name="T2">A lógica então desta responsabilidade é a seguinte: Com base no número da conta</text:span><text:span text:style-name="T1"> </text:span><text:span text:style-name="T2">o objeto verifica qual é que é o valor que está neste atributo e devolve esse valor.</text:span><text:span text:style-name="T1"> </text:span><text:span text:style-name="T2">Então é uma lógica muito simples, simplesmente eu olho o atributo que está</text:span><text:span text:style-name="T1"> </text:span><text:span text:style-name="T2">associado à responsabilidade do tipo Sabe e ele devolve esse valor.</text:span><text:span text:style-name="T1"> </text:span><text:span text:style-name="T2">Isso é uma maneira de fazer.</text:span><text:span text:style-name="T1"> </text:span><text:span text:style-name="T2">A outra maneira é você ter uma lógica de inserir o valor.</text:span><text:span text:style-name="T1"> </text:span><text:span text:style-name="T2">Mais para a frente nós vamos ver que isso vai estar associado a 2 tipos de métodos,</text:span><text:span text:style-name="T1"> </text:span><text:span text:style-name="T2">que a gente chama de métodos assessores, os getters e setters.</text:span><text:span text:style-name="T1"> </text:span><text:span text:style-name="T2">Agora vamos dar uma olhada na lógica da responsabilidade É possível</text:span><text:span text:style-name="T1"> </text:span><text:span text:style-name="T2">retirar determinado valor?</text:span><text:span text:style-name="T1"> </text:span><text:span text:style-name="T2">Normalmente isso é uma responsabilidade do tipo Faz e</text:span><text:span text:style-name="T1"> </text:span><text:span text:style-name="T2">responsabilidade do tipo Faz corresponde a uma pergunta,</text:span><text:span text:style-name="T1"> </text:span><text:span text:style-name="T2">vai corresponder a método booleano, ele vai votar verdadeiro ou falso.</text:span><text:span text:style-name="T1"> </text:span><text:span text:style-name="T2">Neste caso, como é método booleano, a lógica é bem simples e o saldo atual for</text:span><text:span text:style-name="T1"> </text:span><text:span text:style-name="T2">maior do que o valor, então eu respondo sim ou verdadeiro,</text:span><text:span text:style-name="T1"> </text:span><text:span text:style-name="T2">caso contrário, se é não, eu respondo não ou falso.</text:span><text:span text:style-name="T1"> </text:span><text:span text:style-name="T2">Vamos dar uma olhada agora na responsabilidade Debita valor do</text:span><text:span text:style-name="T1"> </text:span><text:span text:style-name="T2">saldo atual.</text:span><text:span text:style-name="T1"> </text:span><text:span text:style-name="T2">Normalmente, uma responsabilidade do tipo Faz, ela vai estar associada a algum</text:span><text:span text:style-name="T1"> </text:span><text:span text:style-name="T2">atributo já definido anteriormente pelas responsabilidades do tipo Sabe.</text:span><text:span text:style-name="T1"> </text:span><text:span text:style-name="T2">Se não tiver, nós teremos que fazer a definição desse atributo.</text:span><text:span text:style-name="T1"> </text:span><text:span text:style-name="T2">No caso agora, o atributo já foi definido anteriormente por uma responsabilidade do</text:span><text:span text:style-name="T1"> </text:span><text:span text:style-name="T2">tipo Sabe, que é o Saldo atual.</text:span><text:span text:style-name="T1"> </text:span><text:span text:style-name="T2">Então com base no saldo atual que eu vou debitar, eu pego esse saldo,</text:span><text:span text:style-name="T1"> </text:span><text:span text:style-name="T2">o valor desse saldo, debito o valor que eu estou querendo tirar</text:span><text:span text:style-name="T1"> </text:span><text:span text:style-name="T2">da conta e devolvo esse valor como novo valor da variável Saldo da conta.</text:span><text:span text:style-name="T1"> </text:span><text:span text:style-name="T2">Vamos imaginar agora uma outra conta, por exemplo, a conta Banco, já que estávamos</text:span><text:span text:style-name="T1"> </text:span><text:span text:style-name="T2">falando de Conta Corrente, vamos falar agora de uma classe Banco.</text:span><text:span text:style-name="T1"> </text:span><text:span text:style-name="T2">Quais seriam as as responsabilidades do tipo Sabe para Banco.</text:span><text:span text:style-name="T1"> </text:span><text:span text:style-name="T2">Na classe Banco as responsabilidades do tipo Sabe podem ser duas, por exemplo,</text:span><text:span text:style-name="T1"> </text:span><text:span text:style-name="T2">você sabe as contas que estão ativas, você sabe as contas que estão inativas.</text:span><text:span text:style-name="T1"> </text:span><text:span text:style-name="T2">O atributo associado ao Sabe às contas ativas vai ser uma</text:span><text:span text:style-name="T1"> </text:span><text:span text:style-name="T2">lista das contas correntes ativas,</text:span><text:span text:style-name="T1"> </text:span><text:span text:style-name="T2">o atributo associado à responsabilidade Sabe as contas inativas,</text:span><text:span text:style-name="T1"> </text:span><text:span text:style-name="T2">vai ser uma lista de contas correntes inativas.</text:span><text:span text:style-name="T1"> </text:span><text:span text:style-name="T2">Agora quais são as responsabilidades do tipo Faz para a classe Banco?</text:span><text:span text:style-name="T1"> </text:span><text:span text:style-name="T2">De entre as possibilidades vou citar apenas 3: Registra uma conta nova,</text:span><text:span text:style-name="T1"> </text:span><text:span text:style-name="T2">Apresenta os números das contas ativas e Obtém o saldo</text:span><text:span text:style-name="T1"> </text:span><text:span text:style-name="T2">atual do Banco, saldo total do Banco.</text:span><text:span text:style-name="T1"> </text:span><text:span text:style-name="T2">Neste caso eu vou apresentar responsabilidade Registra uma conta nova.</text:span><text:span text:style-name="T1"> </text:span><text:span text:style-name="T2">Qual é que é a lógica da responsabilidade Registra uma conta nova?</text:span><text:span text:style-name="T1"> </text:span><text:span text:style-name="T2">São 2 passos: Primeiro eu crio uma conta corrente nova; segundo</text:span><text:span text:style-name="T1"> </text:span><text:span text:style-name="T2">essa conta que eu criei eu insiro na lista de contas ativas.</text:span><text:span text:style-name="T1"> </text:span><text:span text:style-name="T2">Vocês estão vendo que a lógica da responsabilidade apresenta os </text:span><text:soft-page-break/><text:span text:style-name="T2">números</text:span><text:span text:style-name="T1"> </text:span><text:span text:style-name="T2">das contas ativas, já é pouco mais complexa relação às anteriores.</text:span><text:span text:style-name="T1"> </text:span><text:span text:style-name="T2">A lógica da responsabilidade Apresenta os números das contas ativas agora</text:span><text:span text:style-name="T1"> </text:span><text:span text:style-name="T2">é mais complexa comparativamente às anteriores.</text:span><text:span text:style-name="T1"> </text:span><text:span text:style-name="T2">O objeto Banco, como nós tínhamos visto,</text:span><text:span text:style-name="T1"> </text:span><text:span text:style-name="T2">ele tem atributo que é a lista de contas correntes ativas do Banco.</text:span><text:span text:style-name="T1"> </text:span><text:span text:style-name="T2">Então com base nessa contas corrente vão ser objetos da classe Contas Correntes,</text:span><text:span text:style-name="T1"> </text:span><text:span text:style-name="T2">então eu tenho uma lista de objetos da classe Contas Correntes.</text:span><text:span text:style-name="T1"> </text:span><text:span text:style-name="T2">Aí eu crio uma lista vazia de número de conta, agora é apenas números,</text:span><text:span text:style-name="T1"> </text:span><text:span text:style-name="T2">para cada objeto da minha lista de contas ativas,</text:span><text:span text:style-name="T1"> </text:span><text:span text:style-name="T2">que são objetos da Conta Corrente ativa, eu vou examinar,</text:span><text:span text:style-name="T1"> </text:span><text:span text:style-name="T2">me comunicar com esse objeto e pedir para essa responsabilidade, já que cada objeto</text:span><text:span text:style-name="T1"> </text:span><text:span text:style-name="T2">conta corrente Sabe o número da conta, que ela me forneça o número da conta.</text:span><text:span text:style-name="T1"> </text:span><text:span text:style-name="T2">Eu peço para ela aquela questão do antropomorfismo,</text:span><text:span text:style-name="T1"> </text:span><text:span text:style-name="T2">então eu peço para fornecer o número para mim.</text:span><text:span text:style-name="T1"> </text:span><text:span text:style-name="T2">Aí, seguida, eu incluo esse número na lista dos números de contas,</text:span><text:span text:style-name="T1"> </text:span><text:span text:style-name="T2">que inicialmente estava vazio e agora passaria a ter pelo menos</text:span><text:span text:style-name="T1"> </text:span><text:span text:style-name="T2">1 número de conta, que foi fornecido pelo objeto conta corrente,</text:span><text:span text:style-name="T1"> </text:span><text:span text:style-name="T2">aí eu passo para a próxima conta, se houver, e ela vai-me informar também</text:span><text:span text:style-name="T1"> </text:span><text:span text:style-name="T2">através da responsabilidade Sabe o número da conta, qual é o número da conta.</text:span><text:span text:style-name="T1"> </text:span><text:span text:style-name="T2">E assim eu vou montando e no final eu tenho a lista completa de todos os</text:span><text:span text:style-name="T1"> </text:span><text:span text:style-name="T2">números, e no final eu apresento os números da lista de números de contas,</text:span><text:span text:style-name="T1"> </text:span><text:span text:style-name="T2">eu devolvo esses números.</text:span><text:span text:style-name="T1"> </text:span><text:span text:style-name="T2">Qual é que é a lógica da responsabilidade?</text:span><text:span text:style-name="T1"> </text:span><text:span text:style-name="T2">Obtém o saldo total do banco.</text:span><text:span text:style-name="T1"> </text:span><text:span text:style-name="T2">Vai ser muito semelhante ao anterior porque eu vou examinar o atributo</text:span><text:span text:style-name="T1"> </text:span><text:span text:style-name="T2">lista de objetos conta corrente e vou pedir para que eles me devolvam o saldo de</text:span><text:span text:style-name="T1"> </text:span><text:span text:style-name="T2">cada deles, e eu vou acumulando esse saldo e no final eu tenho o total do saldo.</text:span><text:span text:style-name="T1"> </text:span><text:span text:style-name="T2">Nós iremos ver isso na próxima aula por isso que</text:span><text:span text:style-name="T1"> </text:span><text:span text:style-name="T2">eu não estou me aprofundando nessa lógica.</text:span><text:span text:style-name="T1"> </text:span><text:span text:style-name="T2">Por fim, o objetivo da aula era definir a lógica das responsabilidades,</text:span><text:span text:style-name="T1"> </text:span><text:span text:style-name="T2">tanto do tipo Sabe quanto Faz.</text:span><text:span text:style-name="T1"> </text:span><text:span text:style-name="T2">E foi o que nós fizemos aqui.</text:span><text:span text:style-name="T1"> </text:span><text:span text:style-name="T2">Até à próxima aula!</text:span><text:span text:style-name="T1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4.4.5.2$Windows_x86 LibreOffice_project/a22f674fd25a3b6f45bdebf25400ed2adff0ff99</meta:generator>
    <dc:date>2017-01-09T07:43:03.334000000</dc:date>
    <meta:document-statistic meta:table-count="0" meta:image-count="0" meta:object-count="0" meta:page-count="2" meta:paragraph-count="1" meta:word-count="1126" meta:character-count="6601" meta:non-whitespace-character-count="5474"/>
    <meta:user-defined meta:name="Info 1"/>
    <meta:user-defined meta:name="Info 2"/>
    <meta:user-defined meta:name="Info 3"/>
    <meta:user-defined meta:name="Info 4"/>
  </office:meta>
</office:document-meta>
</file>